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fc8d5" officeooo:paragraph-rsid="000fc8d5" style:font-size-asian="17pt" style:font-weight-asian="normal" style:font-size-complex="17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fc8d5" officeooo:paragraph-rsid="0012df5c" style:font-size-asian="17pt" style:font-weight-asian="normal" style:font-size-complex="17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fc8d5" officeooo:paragraph-rsid="0015688d" style:font-size-asian="17pt" style:font-weight-asian="normal" style:font-size-complex="17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c8d5" officeooo:paragraph-rsid="000fc8d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fc8d5" officeooo:paragraph-rsid="001a3dea" style:font-size-asian="17pt" style:font-weight-asian="normal" style:font-size-complex="17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style:font-size-asian="12pt" style:font-size-complex="12pt"/>
    </style:style>
    <style:style style:name="gr1" style:family="graphic">
      <style:graphic-properties svg:stroke-color="#000000" draw:fill="none" draw:textarea-vertical-align="middle" draw:auto-grow-height="false" fo:min-height="2.992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5.002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u És a Cura</text:span><text:tab/><text:tab/>Ministério Além do Véu<text:tab/><text:span text:style-name="T1">[ 23 ]</text:span></text:p>
      <text:p text:style-name="P1">Uma chance eu quero ter</text:p>
      <text:p text:style-name="P1">Me permita te tocar</text:p>
      <text:p text:style-name="P1">Não há mais o que fazer</text:p>
      <text:p text:style-name="P1">Só em ti encontrarei forças para prosseguir</text:p>
      <text:p text:style-name="P1"/>
      <text:p text:style-name="P1">*** Eu creio em ti, sei que não vai me abandonar</text:p>
      <text:p text:style-name="P1">Sustenta-me meu mundo está em tuas mãos</text:p>
      <text:p text:style-name="P1">Meu Deus</text:p>
      <text:p text:style-name="P1">Tu és minha cura</text:p>
      <text:p text:style-name="P1">Tu és meu socorro</text:p>
      <text:p text:style-name="P1">Acalma os ventos do meu oceano</text:p>
      <text:p text:style-name="P1">Caminha comigo</text:p>
      <text:p text:style-name="P1">No meio do fogo</text:p>
      <text:p text:style-name="P1">Tu és meu milagre, tu és meu milagre</text:p>
      <text:p text:style-name="P1"><draw:custom-shape text:anchor-type="paragraph" draw:z-index="0" draw:style-name="gr1" draw:text-style-name="P6" svg:width="0.292cm" svg:height="2.991cm" svg:x="12.129cm" svg:y="0.64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Os céus se move,</text:p>
      <text:p text:style-name="P2"><draw:frame text:anchor-type="paragraph" draw:z-index="2" draw:style-name="gr3" draw:text-style-name="P7" svg:width="1.059cm" svg:height="0.424cm" svg:x="12.629cm" svg:y="0.598cm"><draw:text-box><text:p>2x</text:p></draw:text-box></draw:frame>e toca a terra se eu adorar, eu vou adorar</text:p>
      <text:p text:style-name="P2">Eu sei que hoje eu verei milagres quando</text:p>
      <text:p text:style-name="P2">eu te tocar, eu vou te tocar</text:p>
      <text:p text:style-name="P1"><draw:custom-shape text:anchor-type="paragraph" draw:z-index="1" draw:style-name="gr2" draw:text-style-name="P6" svg:width="0.292cm" svg:height="5.001cm" svg:x="11.758cm" svg:y="0.65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Meu Deus</text:p>
      <text:p text:style-name="P1">Tu és minha cura</text:p>
      <text:p text:style-name="P1">Tu és meu socorro</text:p>
      <text:p text:style-name="P1"><draw:frame text:anchor-type="paragraph" draw:z-index="3" draw:style-name="gr3" draw:text-style-name="P7" svg:width="1.059cm" svg:height="0.424cm" svg:x="12.285cm" svg:y="0.042cm"><draw:text-box><text:p>2x</text:p></draw:text-box></draw:frame>Acalma os ventos do meu oceano</text:p>
      <text:p text:style-name="P1">Caminha comigo</text:p>
      <text:p text:style-name="P1">No meio do fogo</text:p>
      <text:p text:style-name="P5">Tu és meu milagre, tu és meu milagre</text:p>
      <text:p text:style-name="P5"><text:span text:style-name="T1">Tu És a Cura</text:span><text:span text:style-name="T2"><text:tab/><text:tab/>Ministério Além do Véu<text:tab/></text:span><text:span text:style-name="T1">[ 23 ]</text:span></text:p>
      <text:p text:style-name="P3">Uma chance eu quero ter</text:p>
      <text:p text:style-name="P3">Me permita te tocar</text:p>
      <text:p text:style-name="P3">Não há mais o que fazer</text:p>
      <text:p text:style-name="P3">Só em ti encontrarei forças para prosseguir</text:p>
      <text:p text:style-name="P3"/>
      <text:p text:style-name="P3">*** Eu creio em ti, sei que não vai me abandonar</text:p>
      <text:p text:style-name="P3">Sustenta-me meu mundo está em tuas mãos</text:p>
      <text:p text:style-name="P3">Meu Deus</text:p>
      <text:p text:style-name="P3">Tu és minha cura</text:p>
      <text:p text:style-name="P3">Tu és meu socorro</text:p>
      <text:p text:style-name="P3">Acalma os ventos do meu oceano</text:p>
      <text:p text:style-name="P3">Caminha comigo</text:p>
      <text:p text:style-name="P3">No meio do fogo</text:p>
      <text:p text:style-name="P3">Tu és meu milagre, tu és meu milagre</text:p>
      <text:p text:style-name="P3"><draw:custom-shape text:anchor-type="paragraph" draw:z-index="4" draw:style-name="gr1" draw:text-style-name="P6" svg:width="0.292cm" svg:height="2.991cm" svg:x="12.129cm" svg:y="0.64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Os céus se move,</text:p>
      <text:p text:style-name="P3"><draw:frame text:anchor-type="paragraph" draw:z-index="6" draw:style-name="gr3" draw:text-style-name="P7" svg:width="1.059cm" svg:height="0.424cm" svg:x="12.629cm" svg:y="0.598cm"><draw:text-box><text:p>2x</text:p></draw:text-box></draw:frame>e toca a terra se eu adorar, eu vou adorar</text:p>
      <text:p text:style-name="P3">Eu sei que hoje eu verei milagres quando</text:p>
      <text:p text:style-name="P3">eu te tocar, eu vou te tocar</text:p>
      <text:p text:style-name="P3"><draw:custom-shape text:anchor-type="paragraph" draw:z-index="5" draw:style-name="gr2" draw:text-style-name="P6" svg:width="0.292cm" svg:height="5.001cm" svg:x="11.758cm" svg:y="0.65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Meu Deus</text:p>
      <text:p text:style-name="P3">Tu és minha cura</text:p>
      <text:p text:style-name="P3">Tu és meu socorro</text:p>
      <text:p text:style-name="P3"><draw:frame text:anchor-type="paragraph" draw:z-index="7" draw:style-name="gr3" draw:text-style-name="P7" svg:width="1.059cm" svg:height="0.424cm" svg:x="12.285cm" svg:y="0.042cm"><draw:text-box><text:p>2x</text:p></draw:text-box></draw:frame>Acalma os ventos do meu oceano</text:p>
      <text:p text:style-name="P3">Caminha comigo</text:p>
      <text:p text:style-name="P3">No meio do fogo</text:p>
      <text:p text:style-name="P3">Tu és meu milagre, tu és meu milag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5-20T16:14:44.958827724</dc:date>
    <meta:editing-cycles>17</meta:editing-cycles>
    <meta:editing-duration>PT24M50S</meta:editing-duration>
    <meta:generator>LibreOffice/5.2.6.2$Linux_X86_64 LibreOffice_project/20m0$Build-2</meta:generator>
    <meta:document-statistic meta:table-count="0" meta:image-count="0" meta:object-count="0" meta:page-count="1" meta:paragraph-count="50" meta:word-count="280" meta:character-count="1272" meta:non-whitespace-character-count="1040"/>
  </office:meta>
</office:document-meta>
</file>